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6638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ong Strid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reduces movement penality over terrai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witches places with targ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85">
            <text:p>85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table:style-name="ce21" office:value-type="string">
            <text:p>Hide in Plain Sight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Trap Disarm</text:p>
          </table:table-cell>
          <table:table-cell table:style-name="ce22" office:value-type="string">
            <text:p>Evasion</text:p>
          </table:table-cell>
          <table:table-cell office:value-type="string">
            <text:p>Long Stride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table:style-name="ce21" office:value-type="string">
            <text:p>Dirty Fighting</text:p>
          </table:table-cell>
          <table:table-cell table:style-name="ce21" office:value-type="string">
            <text:p>Backstab</text:p>
          </table:table-cell>
          <table:table-cell table:style-name="ce21" office:value-type="string">
            <text:p>Switch Place</text:p>
          </table:table-cell>
          <table:table-cell table:style-name="ce21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table:style-name="ce21" office:value-type="string">
            <text:p>Deadly Strikes</text:p>
          </table:table-cell>
          <table:table-cell table:style-name="ce21" office:value-type="string">
            <text:p>Willful Combat</text:p>
          </table:table-cell>
          <table:table-cell table:style-name="ce21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1">04/11/2010</text:date>, <text:time>14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4-11T14:18:45</dc:date>
    <dc:language>fr-FR</dc:language>
    <meta:editing-cycles>105</meta:editing-cycles>
    <meta:editing-duration>PT120H59M07S</meta:editing-duration>
    <meta:document-statistic meta:table-count="2" meta:cell-count="118" meta:object-count="0"/>
    <meta:user-defined meta:name="Info 1"/>
    <meta:user-defined meta:name="Info 2"/>
    <meta:user-defined meta:name="Info 3"/>
    <meta:user-defined meta:name="Info 4"/>
  </office:meta>
</office:document-meta>
</file>